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officeooo:rsid="000fafba" officeooo:paragraph-rsid="000fafba"/>
    </style:style>
    <style:style style:name="P2" style:family="paragraph" style:parent-style-name="Standard">
      <style:text-properties officeooo:rsid="00102fde" officeooo:paragraph-rsid="00102fde"/>
    </style:style>
    <style:style style:name="P3" style:family="paragraph" style:parent-style-name="Standard">
      <style:text-properties officeooo:rsid="00135a7d" officeooo:paragraph-rsid="00142861"/>
    </style:style>
    <style:style style:name="P4" style:family="paragraph" style:parent-style-name="Standard">
      <style:text-properties officeooo:rsid="00135a7d" officeooo:paragraph-rsid="00171547"/>
    </style:style>
    <style:style style:name="P5" style:family="paragraph" style:parent-style-name="Standard">
      <style:text-properties officeooo:rsid="00135a7d" officeooo:paragraph-rsid="001a67f2"/>
    </style:style>
    <style:style style:name="P6" style:family="paragraph" style:parent-style-name="Standard">
      <style:text-properties officeooo:rsid="00135a7d" officeooo:paragraph-rsid="001b80e9"/>
    </style:style>
    <style:style style:name="P7" style:family="paragraph" style:parent-style-name="Standard">
      <style:text-properties officeooo:rsid="00135a7d" officeooo:paragraph-rsid="001ec28b"/>
    </style:style>
    <style:style style:name="P8" style:family="paragraph" style:parent-style-name="Standard">
      <style:text-properties officeooo:rsid="001b80e9" officeooo:paragraph-rsid="001b80e9"/>
    </style:style>
    <style:style style:name="P9" style:family="paragraph" style:parent-style-name="Standard">
      <style:text-properties fo:font-weight="normal" officeooo:rsid="00135a7d" officeooo:paragraph-rsid="001c5452" style:font-weight-asian="normal" style:font-weight-complex="normal"/>
    </style:style>
    <style:style style:name="P10" style:family="paragraph" style:parent-style-name="Standard">
      <style:text-properties fo:font-weight="normal" officeooo:rsid="001c5452" officeooo:paragraph-rsid="001c5452" style:font-weight-asian="normal" style:font-weight-complex="normal"/>
    </style:style>
    <style:style style:name="P11" style:family="paragraph" style:parent-style-name="Standard">
      <style:text-properties fo:font-weight="bold" officeooo:rsid="00171547" officeooo:paragraph-rsid="001ec28b" style:font-weight-asian="bold" style:font-weight-complex="bold"/>
    </style:style>
    <style:style style:name="P12" style:family="paragraph" style:parent-style-name="Standard">
      <style:text-properties officeooo:rsid="00171547" officeooo:paragraph-rsid="001ec28b"/>
    </style:style>
    <style:style style:name="P13" style:family="paragraph" style:parent-style-name="Standard">
      <style:text-properties officeooo:rsid="00189291" officeooo:paragraph-rsid="001ec28b"/>
    </style:style>
    <style:style style:name="P14" style:family="paragraph" style:parent-style-name="Standard">
      <style:text-properties officeooo:rsid="001a67f2" officeooo:paragraph-rsid="001b80e9"/>
    </style:style>
    <style:style style:name="P15" style:family="paragraph" style:parent-style-name="Standard">
      <style:text-properties officeooo:rsid="0020ddae" officeooo:paragraph-rsid="0020ddae"/>
    </style:style>
    <style:style style:name="P16" style:family="paragraph" style:parent-style-name="Standard">
      <style:text-properties officeooo:rsid="002280bc" officeooo:paragraph-rsid="002280bc"/>
    </style:style>
    <style:style style:name="P17" style:family="paragraph" style:parent-style-name="Standard">
      <style:text-properties officeooo:rsid="00247330" officeooo:paragraph-rsid="00247330"/>
    </style:style>
    <style:style style:name="P18" style:family="paragraph" style:parent-style-name="Standard">
      <style:text-properties officeooo:rsid="00271007" officeooo:paragraph-rsid="00271007"/>
    </style:style>
    <style:style style:name="P19" style:family="paragraph" style:parent-style-name="Standard">
      <style:text-properties style:font-name="Cantarell" fo:font-size="10pt" officeooo:rsid="00271007" officeooo:paragraph-rsid="00271007" style:font-size-asian="10pt" style:font-size-complex="10pt"/>
    </style:style>
    <style:style style:name="P20" style:family="paragraph" style:parent-style-name="Standard">
      <style:text-properties style:font-name="Cantarell" fo:font-size="10pt" fo:font-weight="bold" officeooo:rsid="00271007" officeooo:paragraph-rsid="00271007" style:font-size-asian="10pt" style:font-weight-asian="bold" style:font-size-complex="10pt" style:font-weight-complex="bold"/>
    </style:style>
    <style:style style:name="P21" style:family="paragraph" style:parent-style-name="Standard">
      <style:text-properties style:font-name="Cantarell" fo:font-size="10pt" fo:font-style="italic" fo:font-weight="bold" officeooo:rsid="00271007" officeooo:paragraph-rsid="00271007" style:font-size-asian="10pt" style:font-style-asian="italic" style:font-weight-asian="bold" style:font-size-complex="10pt" style:font-style-complex="italic" style:font-weight-complex="bold"/>
    </style:style>
    <style:style style:name="P22" style:family="paragraph" style:parent-style-name="Standard" style:list-style-name="L1">
      <style:text-properties officeooo:rsid="00135a7d" officeooo:paragraph-rsid="00135a7d"/>
    </style:style>
    <style:style style:name="P23" style:family="paragraph" style:parent-style-name="Standard" style:list-style-name="L1">
      <style:text-properties officeooo:rsid="00135a7d" officeooo:paragraph-rsid="00142861"/>
    </style:style>
    <style:style style:name="P24" style:family="paragraph" style:parent-style-name="Standard" style:list-style-name="L1">
      <style:text-properties fo:font-weight="bold" officeooo:rsid="001c5452" officeooo:paragraph-rsid="001c5452" style:font-weight-asian="bold" style:font-weight-complex="bold"/>
    </style:style>
    <style:style style:name="P25" style:family="paragraph" style:parent-style-name="Standard" style:list-style-name="L1">
      <style:text-properties officeooo:rsid="00142861" officeooo:paragraph-rsid="00142861"/>
    </style:style>
    <style:style style:name="P26" style:family="paragraph" style:parent-style-name="Standard" style:list-style-name="L1">
      <style:text-properties officeooo:rsid="00205474" officeooo:paragraph-rsid="00205474"/>
    </style:style>
    <style:style style:name="P27" style:family="paragraph" style:parent-style-name="Standard" style:list-style-name="L2">
      <style:text-properties officeooo:rsid="000fafba" officeooo:paragraph-rsid="000fafba"/>
    </style:style>
    <style:style style:name="P28" style:family="paragraph" style:parent-style-name="Standard" style:list-style-name="L2">
      <style:text-properties officeooo:rsid="0010298b" officeooo:paragraph-rsid="000fafba"/>
    </style:style>
    <style:style style:name="P29" style:family="paragraph" style:parent-style-name="Standard" style:list-style-name="L2">
      <style:text-properties officeooo:rsid="0010298b" officeooo:paragraph-rsid="0010298b"/>
    </style:style>
    <style:style style:name="P30" style:family="paragraph" style:parent-style-name="Standard" style:list-style-name="L2">
      <style:text-properties officeooo:rsid="00102fde" officeooo:paragraph-rsid="00102fde"/>
    </style:style>
    <style:style style:name="P31" style:family="paragraph" style:parent-style-name="Standard" style:list-style-name="L3">
      <style:text-properties officeooo:rsid="0010705f" officeooo:paragraph-rsid="0010705f"/>
    </style:style>
    <style:style style:name="P32" style:family="paragraph" style:parent-style-name="Standard" style:list-style-name="L4">
      <style:text-properties officeooo:rsid="00247330" officeooo:paragraph-rsid="00247330"/>
    </style:style>
    <style:style style:name="P33" style:family="paragraph" style:parent-style-name="Standard" style:list-style-name="L4">
      <style:text-properties officeooo:rsid="0026711f" officeooo:paragraph-rsid="0026711f"/>
    </style:style>
    <style:style style:name="P34" style:family="paragraph" style:parent-style-name="Standard" style:list-style-name="L5">
      <style:text-properties style:font-name="Cantarell" fo:font-size="10pt" officeooo:rsid="002ab78f" officeooo:paragraph-rsid="002ab78f" style:font-size-asian="10pt" style:font-size-complex="10pt"/>
    </style:style>
    <style:style style:name="P35" style:family="paragraph" style:parent-style-name="Text_20_body">
      <style:text-properties fo:font-variant="normal" fo:text-transform="none" fo:color="#29303b" style:font-name="open sans" fo:font-size="10pt" fo:letter-spacing="normal" fo:font-style="normal" fo:font-weight="normal" officeooo:rsid="002c674b" officeooo:paragraph-rsid="002c674b" style:font-size-asian="10pt" style:font-size-complex="10pt"/>
    </style:style>
    <style:style style:name="P36" style:family="paragraph" style:parent-style-name="Heading_20_3">
      <style:text-properties officeooo:paragraph-rsid="001fa573"/>
    </style:style>
    <style:style style:name="P37" style:family="paragraph">
      <loext:graphic-properties draw:fill-color="#ffffff"/>
    </style:style>
    <style:style style:name="T1" style:family="text">
      <style:text-properties officeooo:rsid="00102fde"/>
    </style:style>
    <style:style style:name="T2" style:family="text">
      <style:text-properties style:text-position="super 58%"/>
    </style:style>
    <style:style style:name="T3" style:family="text">
      <style:text-properties officeooo:rsid="0011c047"/>
    </style:style>
    <style:style style:name="T4" style:family="text">
      <style:text-properties officeooo:rsid="00121a09"/>
    </style:style>
    <style:style style:name="T5" style:family="text">
      <style:text-properties officeooo:rsid="00142861"/>
    </style:style>
    <style:style style:name="T6" style:family="text">
      <style:text-properties officeooo:rsid="0015338a"/>
    </style:style>
    <style:style style:name="T7" style:family="text">
      <style:text-properties officeooo:rsid="00171547"/>
    </style:style>
    <style:style style:name="T8" style:family="text">
      <style:text-properties officeooo:rsid="00189291"/>
    </style:style>
    <style:style style:name="T9" style:family="text">
      <style:text-properties officeooo:rsid="001a67f2"/>
    </style:style>
    <style:style style:name="T10" style:family="text">
      <style:text-properties officeooo:rsid="001b80e9"/>
    </style:style>
    <style:style style:name="T11" style:family="text">
      <style:text-properties officeooo:rsid="001c5452"/>
    </style:style>
    <style:style style:name="T12" style:family="text">
      <style:text-properties fo:font-weight="bold" officeooo:rsid="00142861" style:font-weight-asian="bold" style:font-weight-complex="bold"/>
    </style:style>
    <style:style style:name="T13" style:family="text">
      <style:text-properties fo:font-weight="bold" officeooo:rsid="001c5452" style:font-weight-asian="bold" style:font-weight-complex="bold"/>
    </style:style>
    <style:style style:name="T14" style:family="text">
      <style:text-properties fo:font-weight="normal" officeooo:rsid="001c5452" style:font-weight-asian="normal" style:font-weight-complex="normal"/>
    </style:style>
    <style:style style:name="T15" style:family="text">
      <style:text-properties officeooo:rsid="001d9d30"/>
    </style:style>
    <style:style style:name="T16" style:family="text">
      <style:text-properties officeooo:rsid="001fa573"/>
    </style:style>
    <style:style style:name="T17" style:family="text">
      <style:text-properties fo:font-variant="normal" fo:text-transform="none" fo:color="#29303b" style:font-name="open sans" fo:font-size="11.25pt" fo:letter-spacing="normal" fo:font-style="normal" fo:font-weight="normal"/>
    </style:style>
    <style:style style:name="T18" style:family="text">
      <style:text-properties officeooo:rsid="00282fe4"/>
    </style:style>
    <style:style style:name="T19" style:family="text">
      <style:text-properties officeooo:rsid="002e1ff4"/>
    </style:style>
    <style:style style:name="T20" style:family="text">
      <style:text-properties officeooo:rsid="002f7aec"/>
    </style:style>
    <style:style style:name="T21" style:family="text">
      <style:text-properties officeooo:rsid="003093a5"/>
    </style:style>
    <style:style style:name="T22" style:family="text">
      <style:text-properties officeooo:rsid="0030d14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0.635cm" fo:min-width="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635cm" fo:min-width="2.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635cm" fo:min-width="2.8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36" text:outline-level="3"><text:span text:style-name="T16">Notes from udemy course: </text:span><text:span text:style-name="T17">Multithreading, Concurrency &amp; Parallel programming in Java, with strong emphasis on high performance</text:span></text:h>
      <text:p text:style-name="P35"><text:span text:style-name="T19">Saved examples and stuff</text:span>: /home/piotr/Documents/Java/JavaMultiThreadingCourseUdemy</text:p>
      <text:h text:style-name="Heading_20_3" text:outline-level="3"/>
      <text:h text:style-name="Heading_20_3" text:outline-level="3">Thread creation:</text:h>
      <text:list xml:id="list3011783603" text:style-name="L1">
        <text:list-item>
          <text:p text:style-name="P22"><text:span text:style-name="T10">Create </text:span>Thread object <text:span text:style-name="T10">and pass a Runnable object to it (anonymous inner class or lambda or reference)</text:span> – Thread thread = new Thread(); - it is empty by default and expects an object which implements Runnable interface to be passed as argument.</text:p>
          <text:p text:style-name="P24">Anonymous inner class</text:p>
          <text:p text:style-name="P23">Thread thread = new Thread(<text:span text:style-name="T5">new Runnable(){</text:span></text:p>
          <text:list>
            <text:list-header>
              <text:p text:style-name="P25">public void run() {</text:p>
              <text:list>
                <text:list-header>
                  <text:p text:style-name="P23">// <text:span text:style-name="T5">Code which will run in the thread</text:span></text:p>
                  <text:p text:style-name="P25">}</text:p>
                </text:list-header>
              </text:list>
              <text:p text:style-name="P23"><text:span text:style-name="T5">}</text:span>);</text:p>
            </text:list-header>
          </text:list>
        </text:list-item>
      </text:list>
      <text:p text:style-name="P3"/>
      <text:p text:style-name="P3"><text:tab/><text:span text:style-name="T12">Lambda</text:span><text:span text:style-name="T5">:</text:span></text:p>
      <text:list xml:id="list151108743203690" text:continue-numbering="true" text:style-name="L1">
        <text:list-header>
          <text:p text:style-name="P23">Thread thread = new Thread(<text:span text:style-name="T5">() → {</text:span></text:p>
          <text:list text:continue-numbering="true">
            <text:list-header>
              <text:p text:style-name="P25">public void run() {</text:p>
              <text:list>
                <text:list-header>
                  <text:p text:style-name="P23">// <text:span text:style-name="T5">Code which will run in the thread</text:span></text:p>
                  <text:p text:style-name="P26">}</text:p>
                </text:list-header>
              </text:list>
              <text:p text:style-name="P23"><text:span text:style-name="T5">}</text:span>);</text:p>
            </text:list-header>
          </text:list>
        </text:list-header>
      </text:list>
      <text:p text:style-name="P3"/>
      <text:p text:style-name="P3"><text:tab/>Start<text:span text:style-name="T6"> Thread: thread.start();</text:span></text:p>
      <text:p text:style-name="P11"><text:tab/>Thread methods:</text:p>
      <text:p text:style-name="P7"><text:tab/><text:tab/><text:span text:style-name="T7">Thread.currentThread() - get thread object</text:span></text:p>
      <text:p text:style-name="P7"><text:tab/><text:tab/><text:span text:style-name="T7">Thread.currentThread().getName() - name</text:span></text:p>
      <text:p text:style-name="P7"><text:tab/><text:tab/> <text:span text:style-name="T7">Thread.sleep(millis: 1000) - sleep – not spinning on CPU but instructs OS not to </text:span></text:p>
      <text:p text:style-name="P12"><text:tab/><text:tab/>schedule it for given time.</text:p>
      <text:p text:style-name="P7"><text:tab/><text:tab/><text:span text:style-name="T8">thread.setName <text:s/>- set thread name </text:span></text:p>
      <text:p text:style-name="P7"><text:tab/><text:tab/><text:span text:style-name="T8">thread.setPriority(Thread.MAX_PRIORITY) – set priority - takes param of type int – <text:tab/><text:tab/>1-10 or use predefined.</text:span></text:p>
      <text:p text:style-name="P13"><text:tab/><text:tab/>Thread.getCurrentThread().getPriority() - get priority </text:p>
      <text:p text:style-name="P3"/>
      <text:p text:style-name="P3"><text:tab/><text:span text:style-name="T13">Inheritance:</text:span></text:p>
      <text:p text:style-name="P3"><text:span text:style-name="T13"><text:tab/></text:span><text:span text:style-name="T14">class NewThread extends Thread {</text:span></text:p>
      <text:p text:style-name="P10"><text:tab/><text:tab/>public void run() {</text:p>
      <text:p text:style-name="P9"><text:tab/><text:tab/><text:tab/>// <text:span text:style-name="T11">Thread work</text:span></text:p>
      <text:p text:style-name="P9"><text:tab/><text:tab/><text:tab/>// <text:span text:style-name="T15">Direct access to thread methods with this:</text:span></text:p>
      <text:p text:style-name="P9"><text:tab/><text:tab/><text:tab/><text:span text:style-name="T15">this.getName()</text:span></text:p>
      <text:p text:style-name="P9"><text:tab/><text:tab/><text:tab/><text:span text:style-name="T15">this.setPriority() </text:span></text:p>
      <text:p text:style-name="P10"><text:tab/><text:tab/>}<text:tab/></text:p>
      <text:p text:style-name="P10"><text:tab/>}</text:p>
      <text:p text:style-name="P10"><text:tab/></text:p>
      <text:p text:style-name="P3"/>
      <text:h text:style-name="Heading_20_3" text:outline-level="3"><text:soft-page-break/>Debugging</text:h>
      <text:p text:style-name="P5"><text:s/><text:span text:style-name="T9">If unhanded exception is thrown inside thread it will terminate it. To be able to log some more data or clean resources we can define uncaught exception handler:</text:span></text:p>
      <text:p text:style-name="P14">thread.setUncaughtExceptionHandler(new Thread.UncaughtExceptionHandler(){</text:p>
      <text:p text:style-name="P8"><text:tab/>public void u<text:span text:style-name="T9">ncaughtException</text:span>(Thread t, Throwable e) {</text:p>
      <text:p text:style-name="P8"><text:tab/><text:tab/>// clean up and log data about the exception</text:p>
      <text:p text:style-name="P8"><text:tab/>}</text:p>
      <text:p text:style-name="P6"/>
      <text:p text:style-name="P6"><text:span text:style-name="T10">}); </text:span><text:tab/><text:tab/></text:p>
      <text:p text:style-name="P4"><text:tab/><text:tab/></text:p>
      <text:p text:style-name="P1"/>
      <text:h text:style-name="Heading_20_3" text:outline-level="3">Thread termination:</text:h>
      <text:p text:style-name="P1">- Consumes resources – if thread done its work we want to terminate it to release resources.</text:p>
      <text:p text:style-name="P1">- If it is misbehaving</text:p>
      <text:p text:style-name="P1">- <text:s/>The application will not stop as long as at least one thread is still running. Need to stop all threads before closing the application.</text:p>
      <text:p text:style-name="P1"/>
      <text:p text:style-name="P1"><text:s/>Termination:</text:p>
      <text:list xml:id="list437016434" text:style-name="L2">
        <text:list-item>
          <text:p text:style-name="P27">thread.interrupt()</text:p>
          <text:list>
            <text:list-item>
              <text:p text:style-name="P28">thread is executing a method that throws InterruptedException</text:p>
            </text:list-item>
            <text:list-item>
              <text:p text:style-name="P29">the threads code is handling the interrupted signal explicitly – <text:span text:style-name="T1">inside a long running code like a loop we need to define if statement which <text:s/>checks if thread is interrupted:</text:span></text:p>
            </text:list-item>
            <text:list-item>
              <text:p text:style-name="P30">if(Thread.currentThread().isInterrupted()){</text:p>
            </text:list-item>
          </text:list>
        </text:list-item>
      </text:list>
      <text:p text:style-name="P2"><text:tab/><text:tab/><text:tab/>return;</text:p>
      <text:p text:style-name="P2"><text:tab/><text:tab/>}</text:p>
      <text:list xml:id="list1559069770" text:style-name="L3">
        <text:list-item>
          <text:p text:style-name="P31">Demon threads <text:span text:style-name="T3">(thread.setDemon(true))</text:span> – background tasks which should not block our application from terminating – <text:span text:style-name="T4">if main thread finishes, application finishes no matter if demon thread is still doing something</text:span>. </text:p>
          <text:list>
            <text:list-item>
              <text:p text:style-name="P31">Background tasks - Example: File saving thread in text editor – saves every so often our work in background.</text:p>
            </text:list-item>
            <text:list-item>
              <text:p text:style-name="P31">Code we do not have control of like 3<text:span text:style-name="T2">rd</text:span> party library, and we do not want it to block our app from terminating.</text:p>
            </text:list-item>
          </text:list>
        </text:list-item>
      </text:list>
      <text:p text:style-name="P1"/>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text:soft-page-break/>Joining threads:</text:h>
      <text:p text:style-name="P15">When 2 or more threads are running at the same time they are completely independent and we cannot know if thread <text:s/>1 or thread 2 will finish first, will they run concurrent or in parallel or one after the other we cann<text:span text:style-name="T22">o</text:span>t know that. </text:p>
      <text:p text:style-name="P1"/>
      <text:p text:style-name="P15">Concurrent:</text:p>
      <text:p text:style-name="P1"><draw:custom-shape text:anchor-type="paragraph" draw:z-index="0" draw:name="Shape1" draw:style-name="gr1" draw:text-style-name="P37" svg:width="2.276cm" svg:height="0.636cm" svg:x="0.277cm" svg:y="0.3cm"><text:p>Thread 1</text:p><draw:enhanced-geometry svg:viewBox="0 0 21600 21600" draw:mirror-horizontal="false" draw:mirror-vertical="false" draw:type="rectangle" draw:enhanced-path="M 0 0 L 21600 0 21600 21600 0 21600 0 0 Z N"/></draw:custom-shape><draw:custom-shape text:anchor-type="paragraph" draw:z-index="1" draw:name="Shape2" draw:style-name="gr2" draw:text-style-name="P37" svg:width="2.567cm" svg:height="0.636cm" svg:x="3.267cm" svg:y="0.273cm"><text:p>Thread 2</text:p><draw:enhanced-geometry svg:viewBox="0 0 21600 21600" draw:type="rectangle" draw:enhanced-path="M 0 0 L 21600 0 21600 21600 0 21600 0 0 Z N"/></draw:custom-shape><draw:custom-shape text:anchor-type="paragraph" draw:z-index="2" draw:name="Shape3" draw:style-name="gr3" draw:text-style-name="P37" svg:width="2.805cm" svg:height="0.636cm" svg:x="6.706cm" svg:y="0.247cm"><text:p>Thread 1</text:p><draw:enhanced-geometry svg:viewBox="0 0 21600 21600" draw:type="rectangle" draw:enhanced-path="M 0 0 L 21600 0 21600 21600 0 21600 0 0 Z N"/></draw:custom-shape></text:p>
      <text:p text:style-name="P1"/>
      <text:p text:style-name="P1"/>
      <text:p text:style-name="P15">Parallel:</text:p>
      <text:p text:style-name="P15"><draw:custom-shape text:anchor-type="paragraph" draw:z-index="3" draw:name="Shape1" draw:style-name="gr1" draw:text-style-name="P37" svg:width="2.276cm" svg:height="0.636cm" svg:x="0.277cm" svg:y="0.3cm"><text:p>Thread 1</text:p><draw:enhanced-geometry svg:viewBox="0 0 21600 21600" draw:mirror-horizontal="false" draw:mirror-vertical="false" draw:type="rectangle" draw:enhanced-path="M 0 0 L 21600 0 21600 21600 0 21600 0 0 Z N"/></draw:custom-shape></text:p>
      <text:p text:style-name="P15"><draw:custom-shape text:anchor-type="paragraph" draw:z-index="4" draw:name="Shape2" draw:style-name="gr2" draw:text-style-name="P37" svg:width="2.567cm" svg:height="0.636cm" svg:x="0.7cm" svg:y="0.448cm"><text:p>Thread 2</text:p><draw:enhanced-geometry svg:viewBox="0 0 21600 21600" draw:type="rectangle" draw:enhanced-path="M 0 0 L 21600 0 21600 21600 0 21600 0 0 Z N"/></draw:custom-shape></text:p>
      <text:p text:style-name="P15"/>
      <text:p text:style-name="P15"/>
      <text:p text:style-name="P15"/>
      <text:p text:style-name="P16">If thread 2 depends on <text:s/>input from thread 1 then we need to coordinate them:</text:p>
      <text:list xml:id="list239276093" text:style-name="L4">
        <text:list-item>
          <text:p text:style-name="P32">Busy wait: thread 2 runs in a loop <text:s/>and keeps checking if thread 1 result is ready:</text:p>
          <text:p text:style-name="P32">void waitForThread1(){</text:p>
          <text:list>
            <text:list-header>
              <text:p text:style-name="P32">while(! Thread1.isFinished())</text:p>
            </text:list-header>
          </text:list>
        </text:list-item>
      </text:list>
      <text:p text:style-name="P17"><text:tab/><text:tab/>//burn CPU cycles</text:p>
      <text:p text:style-name="P17"><text:tab/>}</text:p>
      <text:p text:style-name="P17"/>
      <text:list xml:id="list151108224317081" text:continue-numbering="true" text:style-name="L4">
        <text:list-header>
          <text:p text:style-name="P32">That will waist CPU cycles and espacially in single CPU machine it will be very inefficien because the bust wait will take CPU from the thread on which it is waiting slowing it down.</text:p>
        </text:list-header>
        <text:list-item>
          <text:p text:style-name="P33">W<text:span text:style-name="T21">h</text:span>at we want it for threas 2 to sleep and get out of the way so that thread 1 chan finish as quick as possible.</text:p>
          <text:list>
            <text:list-item>
              <text:p text:style-name="P33">Join: </text:p>
              <text:list>
                <text:list-item>
                  <text:p text:style-name="P33">public final void join()</text:p>
                </text:list-item>
                <text:list-item>
                  <text:p text:style-name="P33">public final void join(long lillis, int nanos)</text:p>
                </text:list-item>
                <text:list-item>
                  <text:p text:style-name="P33">public final void join(long millis)</text:p>
                </text:list-item>
              </text:list>
            </text:list-item>
          </text:list>
        </text:list-item>
      </text:list>
      <text:p text:style-name="P18"/>
      <text:p text:style-name="P18"/>
      <text:p text:style-name="P18"/>
      <text:p text:style-name="P18"/>
      <text:p text:style-name="P18">Example:</text:p>
      <text:p text:style-name="P19">/**</text:p>
      <text:p text:style-name="P19"><text:s/>* Joining Threads</text:p>
      <text:p text:style-name="P19"><text:s/>* https://www.udemy.com/java-multithreading-concurrency-performance-optimization</text:p>
      <text:p text:style-name="P19"><text:s/>*/</text:p>
      <text:p text:style-name="P19">public class Main {</text:p>
      <text:p text:style-name="P19"><text:s text:c="4"/>public static void main(String[] args) throws InterruptedException {</text:p>
      <text:p text:style-name="P19"><text:s text:c="8"/>List&lt;Long&gt; inputNumbers = Arrays.asList(100000000L, 3435L, 35435L, 2324L, 4656L, 23L, 5556L);</text:p>
      <text:p text:style-name="P19"/>
      <text:p text:style-name="P19"><text:s text:c="8"/>List&lt;FactorialThread&gt; threads = new ArrayList&lt;&gt;();</text:p>
      <text:p text:style-name="P19"/>
      <text:p text:style-name="P19"><text:s text:c="8"/>for (long inputNumber : inputNumbers) {</text:p>
      <text:p text:style-name="P19"><text:s text:c="12"/>threads.add(new FactorialThread(inputNumber));</text:p>
      <text:p text:style-name="P19"><text:s text:c="8"/>}</text:p>
      <text:p text:style-name="P19"/>
      <text:p text:style-name="P19"><text:s text:c="8"/>for (Thread thread : threads) {</text:p>
      <text:p text:style-name="P19"><text:s text:c="12"/>thread.setDaemon(true);</text:p>
      <text:p text:style-name="P19"><text:s text:c="12"/>thread.start();</text:p>
      <text:p text:style-name="P19"><text:s text:c="8"/>}</text:p>
      <text:p text:style-name="P19"/>
      <text:p text:style-name="P21"><text:soft-page-break/>/*After starting threads and before checking in main thread if <text:span text:style-name="T21">each</text:span> thread finished</text:p>
      <text:p text:style-name="P21">we need to run join method on each one. Join method will only return when a thread has finished. </text:p>
      <text:p text:style-name="P21">f we did not do it, we would have a race condition scenario where the FactorialThreads are racing with main thread</text:p>
      <text:p text:style-name="P21">If main thread finishes faster than some FactorialThreads then we will not have the result ready.</text:p>
      <text:p text:style-name="P20"><text:s text:c="8"/>for (Thread thread : threads) {</text:p>
      <text:p text:style-name="P20"><text:s text:c="12"/>thread.join(2000); //→<text:span text:style-name="T18"> we set the parameter to 2000 millis, that means that join method will return even if this thread did not finish, this thread will be still running and the application will not finish until its done. We can use the thread termination technics to stop it by interrupting it or setting it to be daemon. This ensures that our application will not hang <text:s/>for long time if we get a very long running thread.*/</text:span></text:p>
      <text:p text:style-name="P20"><text:s text:c="8"/>}</text:p>
      <text:p text:style-name="P19"/>
      <text:p text:style-name="P19"><text:s text:c="8"/>for (int i = 0; i &lt; inputNumbers.size(); i++) {</text:p>
      <text:p text:style-name="P19"><text:s text:c="12"/>FactorialThread factorialThread = threads.get(i);</text:p>
      <text:p text:style-name="P19"><text:s text:c="12"/>if (factorialThread.isFinished()) {</text:p>
      <text:p text:style-name="P19"><text:s text:c="16"/>System.out.println("Factorial of " + inputNumbers.get(i) + " is " + factorialThread.getResult());</text:p>
      <text:p text:style-name="P19"><text:s text:c="12"/>} else {</text:p>
      <text:p text:style-name="P19"><text:s text:c="16"/>System.out.println("The calculation for " + inputNumbers.get(i) + " is still in progress");</text:p>
      <text:p text:style-name="P19"><text:s text:c="12"/>}</text:p>
      <text:p text:style-name="P19"><text:s text:c="8"/>}</text:p>
      <text:p text:style-name="P19"><text:s text:c="4"/>}</text:p>
      <text:p text:style-name="P19"/>
      <text:list xml:id="list3504850867" text:style-name="L5">
        <text:list-item>
          <text:p text:style-name="P34">Do not rely on the order of execution</text:p>
        </text:list-item>
        <text:list-item>
          <text:p text:style-name="P34">Always use <text:span text:style-name="T20">thread</text:span> coordination</text:p>
        </text:list-item>
        <text:list-item>
          <text:p text:style-name="P34">Threads may take <text:span text:style-name="T20">unreasonable</text:span> long time. Always use Thread.join(…) with time limit</text:p>
        </text:list-item>
        <text:list-item>
          <text:p text:style-name="P34">Stop long running thread if we joined based on <text:span text:style-name="T20">time-ou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20:08:36.024500959</meta:creation-date>
    <dc:date>2019-06-23T15:11:06.901721355</dc:date>
    <meta:editing-duration>PT4H26M42S</meta:editing-duration>
    <meta:editing-cycles>29</meta:editing-cycles>
    <meta:generator>LibreOffice/6.2.4.2.0$Linux_X86_64 LibreOffice_project/20$Build-2</meta:generator>
    <meta:document-statistic meta:table-count="0" meta:image-count="0" meta:object-count="0" meta:page-count="4" meta:paragraph-count="109" meta:word-count="877" meta:character-count="5723" meta:non-whitespace-character-count="4682"/>
  </office:meta>
</office:document-meta>
</file>